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88cm" fo:min-width="0.73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1.798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6" draw:marker-end-width="0.3cm" draw:fill="none" draw:textarea-vertical-align="middle"/>
    </style:style>
    <style:style style:name="gr18" style:family="graphic" style:parent-style-name="objectwithoutfill">
      <style:graphic-properties draw:marker-end="Arrowheads_20_17" draw:marker-end-width="0.3cm" draw:fill="none" draw:textarea-vertical-align="middle"/>
    </style:style>
    <style:style style:name="gr19" style:family="graphic" style:parent-style-name="objectwithoutfill">
      <style:graphic-properties draw:marker-end="Arrowheads_20_18" draw:marker-end-width="0.3cm" draw:fill="none" draw:textarea-vertical-align="middle"/>
    </style:style>
    <style:style style:name="gr20" style:family="graphic" style:parent-style-name="objectwithoutfill">
      <style:graphic-properties draw:marker-end="Arrowheads_20_22" draw:marker-end-width="0.3cm" draw:fill="none" draw:textarea-vertical-align="middle"/>
    </style:style>
    <style:style style:name="gr21" style:family="graphic" style:parent-style-name="objectwithoutfill">
      <style:graphic-properties draw:marker-end="Arrowheads_20_23" draw:marker-end-width="0.3cm" draw:fill="none" draw:textarea-vertical-align="middle"/>
    </style:style>
    <style:style style:name="gr22" style:family="graphic" style:parent-style-name="objectwithoutfill">
      <style:graphic-properties draw:marker-end="Arrowheads_20_25" draw:marker-end-width="0.3cm" draw:fill="none" draw:textarea-vertical-align="middle"/>
    </style:style>
    <style:style style:name="gr23" style:family="graphic" style:parent-style-name="objectwithoutfill">
      <style:graphic-properties draw:marker-end="Arrowheads_20_26" draw:marker-end-width="0.3cm" draw:fill="none" draw:textarea-vertical-align="middle"/>
    </style:style>
    <style:style style:name="gr24" style:family="graphic" style:parent-style-name="objectwithoutfill">
      <style:graphic-properties draw:marker-end="Arrowheads_20_27" draw:marker-end-width="0.3cm" draw:fill="none" draw:textarea-vertical-align="middle"/>
    </style:style>
    <style:style style:name="gr25" style:family="graphic" style:parent-style-name="objectwithoutfill">
      <style:graphic-properties draw:marker-end="Arrowheads_20_2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index 0" draw:style-name="gr1" draw:text-style-name="P2" xml:id="id2" draw:id="id2" draw:layer="layout" svg:width="1.75cm" svg:height="1.75cm" svg:x="7.25cm" svg:y="9.5cm">
          <text:p text:style-name="P1">[0]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index 2" draw:style-name="gr1" draw:text-style-name="P2" xml:id="id3" draw:id="id3" draw:layer="layout" svg:width="1.75cm" svg:height="1.75cm" svg:x="10.25cm" svg:y="10cm">
          <text:p text:style-name="P1">[2]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index 3" draw:style-name="gr1" draw:text-style-name="P2" xml:id="id4" draw:id="id4" draw:layer="layout" svg:width="1.75cm" svg:height="1.75cm" svg:x="13.25cm" svg:y="9.5cm">
          <text:p text:style-name="P1">[3]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index 6" draw:style-name="gr1" draw:text-style-name="P2" xml:id="id5" draw:id="id5" draw:layer="layout" svg:width="1.75cm" svg:height="1.75cm" svg:x="17.5cm" svg:y="9.5cm">
          <text:p text:style-name="P1">[6]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index 1" draw:style-name="gr1" draw:text-style-name="P2" xml:id="id7" draw:id="id7" draw:layer="layout" svg:width="1.75cm" svg:height="1.75cm" svg:x="11.75cm" svg:y="7.25cm">
          <text:p text:style-name="P1">[1]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index 7" draw:style-name="gr1" draw:text-style-name="P2" xml:id="id8" draw:id="id8" draw:layer="layout" svg:width="1.75cm" svg:height="1.75cm" svg:x="19.5cm" svg:y="7.25cm">
          <text:p text:style-name="P1">[7]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3.25cm" svg:height="2cm" svg:x="23cm" svg:y="9.25cm">
          <text:p text:style-name="P3"><text:span text:style-name="T1">&lt;END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3.25cm" svg:height="2cm" svg:x="2.5cm" svg:y="9.5cm">
          <text:p text:style-name="P3"><text:span text:style-name="T1">&lt;START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s" svg:x1="5.75cm" svg:y1="10.5cm" svg:x2="7.25cm" svg:y2="10.375cm" draw:start-shape="id1" draw:start-glue-point="10" draw:end-shape="id2" draw:end-glue-point="6" svg:d="M5750 10500h502l497-125h501" svg:viewBox="0 0 1501 126">
          <text:p/>
        </draw:connector>
        <draw:connector draw:style-name="gr4" draw:text-style-name="P5" draw:layer="layout" draw:type="curve" svg:x1="9cm" svg:y1="10.375cm" svg:x2="10.25cm" svg:y2="10.875cm" draw:start-shape="id2" draw:start-glue-point="10" draw:end-shape="id3" draw:end-glue-point="6" svg:d="M9000 10375c939 0 314 500 1250 500" svg:viewBox="0 0 1251 501">
          <text:p/>
        </draw:connector>
        <draw:connector draw:style-name="gr5" draw:text-style-name="P5" draw:layer="layout" draw:type="curve" svg:x1="12cm" svg:y1="10.875cm" svg:x2="13.25cm" svg:y2="10.375cm" draw:start-shape="id3" draw:start-glue-point="10" draw:end-shape="id4" draw:end-glue-point="6" svg:d="M12000 10875c939 0 314-500 1250-500" svg:viewBox="0 0 1251 501">
          <text:p/>
        </draw:connector>
        <draw:connector draw:style-name="gr6" draw:text-style-name="P5" draw:layer="layout" draw:type="curve" svg:x1="15cm" svg:y1="10.375cm" svg:x2="17.5cm" svg:y2="10.375cm" draw:start-shape="id4" draw:start-glue-point="10" draw:end-shape="id5" draw:end-glue-point="6" svg:d="M15000 10375h2500" svg:viewBox="0 0 2501 1">
          <text:p/>
        </draw:connector>
        <draw:connector draw:style-name="gr7" draw:text-style-name="P5" draw:layer="layout" draw:type="curve" draw:line-skew="0.325cm" svg:x1="14.744cm" svg:y1="10.994cm" svg:x2="13.506cm" svg:y2="10.994cm" draw:start-shape="id4" draw:start-glue-point="9" draw:end-shape="id4" draw:end-glue-point="7" svg:d="M14744 10994c0 1624-1238 1624-1238 0" svg:viewBox="0 0 1239 1219">
          <text:p/>
        </draw:connector>
        <draw:connector draw:style-name="gr8" draw:text-style-name="P5" draw:layer="layout" draw:type="curve" svg:x1="19.25cm" svg:y1="10.375cm" svg:x2="23cm" svg:y2="10.25cm" draw:start-shape="id5" draw:start-glue-point="10" draw:end-shape="id6" draw:end-glue-point="6" svg:d="M19250 10375c2814 0 939-125 3750-125" svg:viewBox="0 0 3751 126">
          <text:p/>
        </draw:connector>
        <draw:connector draw:style-name="gr9" draw:text-style-name="P5" draw:layer="layout" draw:type="curve" svg:x1="8.744cm" svg:y1="9.756cm" svg:x2="13.506cm" svg:y2="9.756cm" draw:start-shape="id2" draw:start-glue-point="11" draw:end-shape="id4" draw:end-glue-point="5" svg:d="M8744 9756h4762" svg:viewBox="0 0 4763 1">
          <text:p/>
        </draw:connector>
        <draw:connector draw:style-name="gr10" draw:text-style-name="P5" draw:layer="layout" draw:type="curve" svg:x1="14.125cm" svg:y1="11.25cm" svg:x2="11.125cm" svg:y2="11.75cm" draw:start-shape="id4" draw:start-glue-point="8" draw:end-shape="id3" draw:end-glue-point="8" svg:d="M14125 11250c0 1503-3000 1253-3000 500" svg:viewBox="0 0 3001 1100">
          <text:p/>
        </draw:connector>
        <draw:connector draw:style-name="gr11" draw:text-style-name="P5" draw:layer="layout" draw:type="curve" svg:x1="8.125cm" svg:y1="9.5cm" svg:x2="11.75cm" svg:y2="8.125cm" draw:start-shape="id2" draw:start-glue-point="4" draw:end-shape="id7" draw:end-glue-point="6" svg:d="M8125 9500c0-917 1208-1375 3625-1375" svg:viewBox="0 0 3626 1376">
          <text:p/>
        </draw:connector>
        <draw:connector draw:style-name="gr12" draw:text-style-name="P5" draw:layer="layout" draw:type="curve" svg:x1="13.244cm" svg:y1="8.744cm" svg:x2="14.125cm" svg:y2="9.5cm" draw:start-shape="id7" draw:start-glue-point="9" draw:end-shape="id4" draw:end-glue-point="4" svg:d="M13244 8744c588 0 881 252 881 756" svg:viewBox="0 0 882 757">
          <text:p/>
        </draw:connector>
        <draw:connector draw:style-name="gr13" draw:text-style-name="P5" draw:layer="layout" draw:type="curve" svg:x1="18.375cm" svg:y1="9.5cm" svg:x2="19.5cm" svg:y2="8.125cm" draw:start-shape="id5" draw:start-glue-point="4" draw:end-shape="id8" draw:end-glue-point="6" svg:d="M18375 9500c0-917 375-1375 1125-1375" svg:viewBox="0 0 1126 1376">
          <text:p/>
        </draw:connector>
        <draw:connector draw:style-name="gr14" draw:text-style-name="P5" draw:layer="layout" draw:type="curve" svg:x1="20.375cm" svg:y1="9cm" svg:x2="18.994cm" svg:y2="9.756cm" draw:start-shape="id8" draw:start-glue-point="8" draw:end-shape="id5" draw:end-glue-point="11" svg:d="M20375 9000c0 504-460 756-1381 756" svg:viewBox="0 0 1382 757">
          <text:p/>
        </draw:connector>
        <draw:connector draw:style-name="gr15" draw:text-style-name="P5" draw:layer="layout" draw:type="curve" svg:x1="20.994cm" svg:y1="8.744cm" svg:x2="23.476cm" svg:y2="9.543cm" draw:start-shape="id8" draw:start-glue-point="9" draw:end-shape="id6" draw:end-glue-point="5" svg:d="M20994 8744c1655 0 2482 266 2482 799" svg:viewBox="0 0 2483 800">
          <text:p/>
        </draw:connector>
        <draw:connector draw:style-name="gr16" draw:text-style-name="P5" draw:layer="layout" draw:type="curve" svg:x1="17.25cm" svg:y1="7.625cm" svg:x2="17.756cm" svg:y2="9.756cm" draw:start-shape="id9" draw:start-glue-point="10" draw:end-shape="id5" draw:end-glue-point="5" svg:d="M17250 7625c338 0 506 710 506 2131" svg:viewBox="0 0 507 2132">
          <text:p/>
        </draw:connector>
        <draw:connector draw:style-name="gr17" draw:text-style-name="P5" draw:layer="layout" draw:type="curve" svg:x1="17.75cm" svg:y1="13.625cm" svg:x2="18.375cm" svg:y2="11.25cm" draw:start-shape="id10" draw:start-glue-point="10" draw:end-shape="id5" draw:end-glue-point="8" svg:d="M17750 13625c417 0 625-791 625-2375" svg:viewBox="0 0 626 2376">
          <text:p/>
        </draw:connector>
        <draw:custom-shape draw:name="index 4" draw:style-name="gr1" draw:text-style-name="P2" xml:id="id9" draw:id="id9" draw:layer="layout" svg:width="1.75cm" svg:height="1.75cm" svg:x="15.5cm" svg:y="6.75cm">
          <text:p text:style-name="P1">[4]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index 5" draw:style-name="gr1" draw:text-style-name="P2" xml:id="id10" draw:id="id10" draw:layer="layout" svg:width="1.75cm" svg:height="1.75cm" svg:x="16cm" svg:y="12.75cm">
          <text:p text:style-name="P1">[5]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14.744cm" svg:y1="9.756cm" svg:x2="16.375cm" svg:y2="8.5cm" draw:start-shape="id4" draw:start-glue-point="11" draw:end-shape="id9" svg:d="M14744 9756c1088 0 1631-418 1631-1256" svg:viewBox="0 0 1632 1257">
          <text:p/>
        </draw:connector>
        <draw:connector draw:style-name="gr19" draw:text-style-name="P5" draw:layer="layout" draw:type="curve" svg:x1="14.744cm" svg:y1="10.994cm" svg:x2="16.256cm" svg:y2="13.006cm" draw:start-shape="id4" draw:start-glue-point="9" draw:end-shape="id10" draw:end-glue-point="5" svg:d="M14744 10994c0 1510 1512 505 1512 2012" svg:viewBox="0 0 1513 2013">
          <text:p/>
        </draw:connector>
        <draw:connector draw:style-name="gr20" draw:text-style-name="P5" draw:layer="layout" draw:type="curve" svg:x1="15.756cm" svg:y1="8.244cm" svg:x2="14.744cm" svg:y2="9.756cm" draw:start-shape="id9" draw:start-glue-point="7" draw:end-shape="id4" draw:end-glue-point="11" svg:d="M15756 8244c-675 0-1012 504-1012 1512" svg:viewBox="0 0 1013 1513">
          <text:p/>
        </draw:connector>
        <draw:connector draw:style-name="gr21" draw:text-style-name="P5" draw:layer="layout" draw:type="curve" svg:x1="16.875cm" svg:y1="12.75cm" svg:x2="16.994cm" svg:y2="8.244cm" draw:start-shape="id10" draw:start-glue-point="4" draw:end-shape="id9" draw:end-glue-point="9" svg:d="M16875 12750c0-3186 119-933 119-4506" svg:viewBox="0 0 120 4507">
          <text:p/>
        </draw:connector>
        <draw:connector draw:style-name="gr22" draw:text-style-name="P5" draw:layer="layout" draw:type="curve" svg:x1="16.375cm" svg:y1="8.5cm" svg:x2="16.875cm" svg:y2="12.75cm" draw:start-shape="id9" draw:start-glue-point="8" draw:end-shape="id10" draw:end-glue-point="4" svg:d="M16375 8500c0 3189 500 1064 500 4250" svg:viewBox="0 0 501 4251">
          <text:p/>
        </draw:connector>
        <draw:connector draw:style-name="gr23" draw:text-style-name="P5" draw:layer="layout" draw:type="curve" svg:x1="16cm" svg:y1="13.625cm" svg:x2="14.744cm" svg:y2="10.994cm" draw:start-shape="id10" draw:start-glue-point="6" draw:end-shape="id4" draw:end-glue-point="9" svg:d="M16000 13625c-838 0-1256-877-1256-2631" svg:viewBox="0 0 1257 2632">
          <text:p/>
        </draw:connector>
        <draw:connector draw:style-name="gr24" draw:text-style-name="P5" draw:layer="layout" draw:type="curve" svg:x1="17.494cm" svg:y1="14.244cm" svg:x2="16.256cm" svg:y2="14.244cm" draw:start-shape="id10" draw:start-glue-point="9" draw:end-shape="id10" draw:end-glue-point="7" svg:d="M17494 14244c0 1137-1238 1137-1238 0" svg:viewBox="0 0 1239 854">
          <text:p/>
        </draw:connector>
        <draw:connector draw:style-name="gr25" draw:text-style-name="P5" draw:layer="layout" draw:type="curve" draw:line-skew="0.369cm" svg:x1="10.506cm" svg:y1="11.494cm" svg:x2="11.744cm" svg:y2="11.494cm" draw:start-shape="id3" draw:start-glue-point="7" draw:end-shape="id3" draw:end-glue-point="9" svg:d="M10506 11494c0 1690 1238 1690 1238 0" svg:viewBox="0 0 1239 126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4T16:11:57.505000000</meta:creation-date>
    <dc:date>2024-10-24T17:00:14.215000000</dc:date>
    <meta:editing-duration>PT38M5S</meta:editing-duration>
    <meta:editing-cycles>4</meta:editing-cycles>
    <meta:generator>LibreOffice/7.3.1.3$Windows_X86_64 LibreOffice_project/a69ca51ded25f3eefd52d7bf9a5fad8c90b87951</meta:generator>
    <meta:document-statistic meta:object-count="33"/>
  </office:meta>
</office:document-meta>
</file>